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30aca" officeooo:paragraph-rsid="000e6da7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40983" officeooo:paragraph-rsid="000e6da7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562ce5" officeooo:paragraph-rsid="000e6da7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40bbe" officeooo:paragraph-rsid="000e6da7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57368" officeooo:paragraph-rsid="000e6da7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70e3d" officeooo:paragraph-rsid="000e6da7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340bbe" officeooo:paragraph-rsid="000e6da7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370e3d" officeooo:paragraph-rsid="000e6da7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Dudu Cyryllic" fo:font-size="12pt" fo:letter-spacing="normal" fo:font-style="normal" style:text-underline-style="none" fo:font-weight="normal" officeooo:rsid="01340bbe" officeooo:paragraph-rsid="000e6da7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Dudu Cyryllic" fo:font-size="12pt" fo:letter-spacing="normal" fo:font-style="normal" style:text-underline-style="none" fo:font-weight="normal" officeooo:rsid="01370e3d" officeooo:paragraph-rsid="000e6da7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438c1" officeooo:paragraph-rsid="000e6da7" style:font-size-asian="12pt" style:font-size-complex="12pt"/>
    </style:style>
    <style:style style:name="P12" style:family="paragraph" style:parent-style-name="Heading_20_2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30aca" officeooo:paragraph-rsid="000e6da7" style:font-size-asian="12pt" style:font-weight-asian="normal" style:font-size-complex="12pt" style:font-weight-complex="normal"/>
    </style:style>
    <style:style style:name="T1" style:family="text">
      <style:text-properties officeooo:rsid="0202fe5a"/>
    </style:style>
    <style:style style:name="T2" style:family="text">
      <style:text-properties officeooo:rsid="036f8182"/>
    </style:style>
    <style:style style:name="T3" style:family="text">
      <style:text-properties officeooo:rsid="01340983"/>
    </style:style>
    <style:style style:name="T4" style:family="text">
      <style:text-properties fo:color="#252525" officeooo:rsid="0010dad4"/>
    </style:style>
    <style:style style:name="T5" style:family="text">
      <style:text-properties officeooo:rsid="01560252"/>
    </style:style>
    <style:style style:name="T6" style:family="text">
      <style:text-properties officeooo:rsid="0370c68a"/>
    </style:style>
    <style:style style:name="T7" style:family="text">
      <style:text-properties officeooo:rsid="01340bbe"/>
    </style:style>
    <style:style style:name="T8" style:family="text">
      <style:text-properties officeooo:rsid="01562ce5"/>
    </style:style>
    <style:style style:name="T9" style:family="text">
      <style:text-properties officeooo:rsid="01357368"/>
    </style:style>
    <style:style style:name="T10" style:family="text">
      <style:text-properties officeooo:rsid="0204f681"/>
    </style:style>
    <style:style style:name="T11" style:family="text">
      <style:text-properties officeooo:rsid="01389b99"/>
    </style:style>
    <style:style style:name="T12" style:family="text">
      <style:text-properties officeooo:rsid="01370e3d"/>
    </style:style>
    <style:style style:name="T13" style:family="text">
      <style:text-properties officeooo:rsid="02064e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/>
      <text:p text:style-name="P1"/>
      <text:p text:style-name="P1">Перекрытие этажа — ответственные момент, первые год-полтора мне такая честь не выпадала.</text:p>
      <text:p text:style-name="P1">Кран опускает плиту, соединяя две <text:span text:style-name="T1">несущие </text:span>стены — наружную и внутреннюю <text:span text:style-name="T1">(</text:span> «капиталку»<text:span text:style-name="T1">)</text:span>. Бригадир и доверенный каменщик ложатся на <text:span text:style-name="T1">плиту</text:span> животами и свешивают головы ниже <text:span text:style-name="T1">неё</text:span> — проверить как она вписывается в ряд предыдущих, ведь <text:span text:style-name="T1">их</text:span> <text:span text:style-name="T1">бетонные </text:span>брюх<text:span text:style-name="T1">а</text:span> стан<text:span text:style-name="T1">у</text:span>т потолком квартиры. Если <text:span text:style-name="T2">потребуется</text:span>, <text:span text:style-name="T2">то </text:span>кран приподымет плиту снова и в мест<text:span text:style-name="T3">е </text:span>её опирания на стену будет добавлен раствор, <text:span text:style-name="T3">или наоборот счищен.</text:span></text:p>
      <text:p text:style-name="P2"><text:s/>Ведь тут людям жить!</text:p>
      <text:p text:style-name="P2">Наконец, придирчивые взгляды двух свешенных голов удовлетворены её соответствием общей ровности перекрытия и бригадир кричит долгожданное слово:</text:p>
      <text:p text:style-name="P2">- Поед<text:span text:style-name="T4">я́</text:span>т!</text:p>
      <text:p text:style-name="P2">Это так он переиначил слово «пойдёт!»</text:p>
      <text:p text:style-name="P2">Кран ослабляет натяжение тросов, крючки высвобождаются из дыр с петлями в двух концах уложенной плиты, стрела крана приподымается и разворачивается, унося свой массивный крюк с висячими на нём четырьмя тросами-стропами «паука». </text:p>
      <text:p text:style-name="P2">Погромыхивая ажурно-железной башней, он катит по рельсам подкранового пути к штабелю плит, где на верхней уже стоят в ожидании Вера и Катерина, <text:s/>чтобы растащить крючки строп по дырам с петлями на её концах.</text:p>
      <text:p text:style-name="P2">Технология выверенная десятилетиями.</text:p>
      <text:p text:style-name="P2"/>
      <text:p text:style-name="P2">Рабочие СМП-615 собирались на привокзальной площади к половине восьмого <text:span text:style-name="T5">в ожидании</text:span>, когда от угла мощного двухэтажного здания <text:span text:style-name="T5">В</text:span>окзала выплеснет поток рабочих и служащих прибыв<text:span text:style-name="T6">ающ</text:span>их <text:s/>первой утренней электричкой <text:s/>из Бахмача, Халимоно<text:span text:style-name="T7">во</text:span>, Хутора Халимоново и Куколки.</text:p>
      <text:p text:style-name="P3">Теперь, уже все вместе, мы начинали ожидать свой автобус.</text:p>
      <text:p text:style-name="P4">Мы образовывали широкий круг, но <text:span text:style-name="T1">не для</text:span> хоровод<text:span text:style-name="T1">а</text:span>, а стоя на месте обменивались новостями, приколами, или глазели вокруг и комментировали жизнь привокзальной площади.</text:p>
      <text:p text:style-name="P4">Движения автотранспорта на ней, практически, <text:s/>не наблюдалось, а стояли круги других организаций; но наш самый широкий и весёлый.</text:p>
      <text:p text:style-name="P9"/>
      <text:p text:style-name="P7"><text:span text:style-name="T8">(...в</text:span> кругу есть что-то семейное, зачаток общности; в нём ты видишь больше лиц, чем в строю...<text:span text:style-name="T8">)</text:span></text:p>
      <text:p text:style-name="P7"/>
      <text:p text:style-name="P4">Наконец, из улицы <text:span text:style-name="T8">Клубная</text:span> показывался наш автобус — «наша чаечка» (<text:span text:style-name="T1">по имени </text:span><text:s/>тех «чаек» что встречают правительственные делегации в Шереметьевском аэропорту).</text:p>
      <text:p text:style-name="P4">Он не спеша пересекал трамвайные пути <text:span text:style-name="T1">и, въехав на площадь</text:span>, миновал одноэтажное строение вокзальной милиции у дальнего угла вокзала и столб со знаком стоянки такси, которые, почему-то, <text:s/>под ним <text:span text:style-name="T1">никогда </text:span>показывались. </text:p>
      <text:p text:style-name="P4">Завершая свой неторопливый круг почёта по площади, <text:span text:style-name="T1">автобус</text:span> останавливался возле нашего круга и распахивал двери.</text:p>
      <text:p text:style-name="P4">Отсюда <text:span text:style-name="T9">он повезёт нас мимо Лунатика, мимо двенадцатой школы, мимо трамвайного парка </text:span><text:soft-page-break/><text:span text:style-name="T9">На Семь Ветров, где наша бригада сойдёт возле 110-квартирного, а автобус поедет дальше, увозя в СМП остальных его работников.</text:span></text:p>
      <text:p text:style-name="P4"/>
      <text:p text:style-name="P5">Но не все <text:span text:style-name="T10">рабочие</text:span> нашей бригады приезжали автобусом; большая часть её жила в 50-квартирном и в бараках общежития, тоже <text:span text:style-name="T6">Н</text:span>а Семи Ветрах, и они приходили пешком.</text:p>
      <text:p text:style-name="P5">Мы переодевались в вагончике из длинных окрашенных коричневой краской досок. </text:p>
      <text:p text:style-name="P5">В небольшом тамбуре-прихожей толпилась груда опёртых на стену лопат в засохшем цементном растворе вперемешку с покорёженными жестяными вёдрами, из которых торчат рукояти наших кельм и кирочек, <text:span text:style-name="T8">и белёсая леска</text:span> железных отвесов. </text:p>
      <text:p text:style-name="P5">За тамбуром открывалась низкая комната с одним окном, столом и узкими шкафчиками для одежды <text:span text:style-name="T6">в обоих концах комнаты</text:span>. Большую часть <text:span text:style-name="T6">её</text:span> занимал короб из азбесто-цементных <text:span text:style-name="T6">листов</text:span>, в котором прятались<text:span text:style-name="T10"> </text:span>тэны-<text:span text:style-name="T10">нагреватели</text:span> электр<text:span text:style-name="T10">ического </text:span>отопления.</text:p>
      <text:p text:style-name="P5">Женщины переодевались в вагончике мастера. </text:p>
      <text:p text:style-name="P5">Тот, в отличие от нашего, стоял не на земле, а на высоких колёсах и потому нуждался в приставном крыльце. И в нём было два окна, <text:span text:style-name="T10">и</text:span> он разделялся на два отсека: один для мастера и пухлых пачек чертежей, второй — женский.</text:p>
      <text:p text:style-name="P5">Ночью в отсеке мастера спали <text:s/><text:span text:style-name="T10">два </text:span>сторожа-пенсионер<text:span text:style-name="T10">а поочерёдно сменявшие друг друга</text:span>.</text:p>
      <text:p text:style-name="P5"/>
      <text:p text:style-name="P5">Один из них, с боевой фамилией Рогов, носил гимнастёрку <text:span text:style-name="T11">с орденскими планками, </text:span><text:s/>офицерски<text:span text:style-name="T11">й</text:span> рем<text:span text:style-name="T11">ень</text:span>, галифе и хромовые сапоги, <text:span text:style-name="T10">а на голове суконную фуражку по моде тридцатых годов, как у маршала Жукова на Халкин-Голе, когда тот ещё был комбригом. </text:span></text:p>
      <text:p text:style-name="P3">Из-под её длинного суконного козырька виднелось изношенное в походах лицо римского легионера-ветерана и обида на кого-то из руководителей собеса. </text:p>
      <text:p text:style-name="P3">Источником обиды стала случайно услышанная реплика начальника своему заместителю по поводу Рогова:</text:p>
      <text:p text:style-name="P5">- <text:span text:style-name="T12">Ладно, потерпи, их уже немного осталось.</text:span></text:p>
      <text:p text:style-name="P6">Второй сторож одевался в цивильное, а прежде носил форму милиционера и устраивал садистский тест поддатым мужикам; если смогут выговорить «Джавахарлал Неру» — отпускал, а если нет — в вытрезвитель. </text:p>
      <text:p text:style-name="P10"/>
      <text:p text:style-name="P8"><text:span text:style-name="T8">(...</text:span>Конотоп есть Конотоп, тут и <text:span text:style-name="T10">простому </text:span>милиционер<text:span text:style-name="T10">у</text:span> <text:span text:style-name="T6">известно кто был</text:span> <text:s/>первы<text:span text:style-name="T6">м </text:span>президент<text:span text:style-name="T6">ом</text:span> Индии...<text:span text:style-name="T8">)</text:span></text:p>
      <text:p text:style-name="P8"/>
      <text:p text:style-name="P6">Во время своего дежурства бывший милиционер закрывал окно в отсеке мастера изнутри листом картона. Иначе он не мог заснуть.</text:p>
      <text:p text:style-name="P6">В молодости он служил в частях направленных на борьбу с бандеровцами и <text:s/>в <text:span text:style-name="T10">закарпатских </text:span>казармах окна на ночь закрывали щитами из толстых досок, чтоб сон военнослужащих не потревожили бандитские гранаты через стекло.</text:p>
      <text:p text:style-name="P8"><text:tab/></text:p>
      <text:p text:style-name="P11">После переодевания вся бригада сходилась в <text:span text:style-name="T10">мужском </text:span>вагончике каменщиков на обмен новостями Семи Ветров, <text:span text:style-name="T10">барачных </text:span>общежитий и <text:span text:style-name="T10">самого П</text:span>оезда. </text:p>
      <text:p text:style-name="P11">Правда иногда Григорий начинал катить на Гриню, что в 8:00 тот обязан стоять на линии, звенеть кельмой и мантулить кирпич на кирпич. </text:p>
      <text:p text:style-name="P11">Гриня в ответ хихикал и говорил:</text:p>
      <text:p text:style-name="P11"><text:soft-page-break/>- А как же!</text:p>
      <text:p text:style-name="P11">Покуда не <text:span text:style-name="T10">подвезут</text:span> раствор и кран не подаст его на линию, делать там каменщику нечего.</text:p>
      <text:p text:style-name="P11">Раствор привезёт самосвал. Он задерёт свой кузов над рядами пустых растворных ящиков из листового железа и раствор поползёт по крутому наклону, но <text:span text:style-name="T10">полностью</text:span> не вывалится.</text:p>
      <text:p text:style-name="P11"><text:s/>Хорошо, если половина.</text:p>
      <text:p text:style-name="P11">Во-первых, по пути от РВУ раствор осел и уплотнился — в ящики скатилась выжатая из раствора вода, во-вторых, железо кузова покрыто коркой от налипшего, застывшего, примёрзшего раствора из предыдущих привозов. </text:p>
      <text:p text:style-name="P11">Надо подняться на отвисший задний борт, который качается под ногами в своих петлях; упереть для устойчивости одну ногу в боковой борт и, стоя второй ногой на узкой кромке заднего, <text:span text:style-name="T10">качающегося,</text:span> борта, подрез<text:span text:style-name="T10">á</text:span>ть лопатой застрявший в кузове раствор, чтоб он пластами соскальзывал в кучу на ящиках. </text:p>
      <text:p text:style-name="P11">Когда <text:span text:style-name="T10">подрезанный</text:span> пласт <text:span text:style-name="T10">с шуршащим шумом поползёт и </text:span>свалиться, кузов <text:span text:style-name="T13">дрогнет</text:span> и бурно <text:span text:style-name="T13">за</text:span>шатается от облегчения. </text:p>
      <text:p text:style-name="P11">Тут важно сохранить равновесие.</text:p>
      <text:p text:style-name="P11">Самосвал уезжает оставив горку раствора на 4-5 ящиках. </text:p>
      <text:p text:style-name="P11">Это не<text:span text:style-name="T8">правильно</text:span> — каждому каменщику полагается отдельный ящик. </text:p>
      <text:p text:style-name="P11">Катерина и Вера Шарапова лопатами восстанавливают справедливость. </text:p>
      <text:p text:style-name="P11">Хотя у ящика имеется четыре петли для крючков, его цепляют только за две, по диагонали, <text:s/>чтобы кран в один подъём подал раствор сразу двум каменщикам. </text:p>
      <text:p text:style-name="P11">Больше не получается — на «пауке» только четыре крючк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0:28:20.051408653</meta:creation-date>
    <dc:date>2017-03-03T10:28:25.419353375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50" meta:word-count="928" meta:character-count="6413" meta:non-whitespace-character-count="5493"/>
    <meta:generator>LibreOffice/4.3.3.2$Linux_x86 LibreOffice_project/430m0$Build-2</meta:generator>
  </office:meta>
</office:document-meta>
</file>